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troduzione a PARCMAN Project</text:h>
      <text:p text:style-name="Standard">PARCMAN Project, si propone come un software per realizzare una rete “peer-to-peer” per la condivisione di file tra utenti.</text:p>
      <text:h text:style-name="Heading_20_2" text:outline-level="2">Utilizzo del software</text:h>
      <text:p text:style-name="Standard">L'uso di PARCMAN è possibile tramite una shell creata ad-hoc che permettere all'utente di condividere una lista di files ed effettuare ricerche nella lista globale, presente sul server di lista.</text:p>
      <text:p text:style-name="Standard">Una volta che l'utente ha ottenuto una copia del client, per accedere alla rete e creare una lista di files da condividere, deve registrarsi.</text:p>
      <text:p text:style-name="Standard">Ottenute le credenziali di accesso è possibile condividere una cartella chiamata ParcmanShare dove è vanno inseriti files o cartelle che saranno elencati in una lista che sarà inviata, tramite il ParcmanAgent, al server di lista che si occuperà di inserire nel database delle condivisioni i riferimenti ai dati condivisi.</text:p>
      <text:p text:style-name="Standard">Una volta che i files sono stati inseriti possono essere arricchiti con delle informazioni aggiuntive (tag) che migliorino la ricerca del file.</text:p>
      <text:p text:style-name="Standard">La shell fornisce tutti i comandi base per interagire con il sistema:</text:p>
      <text:list xml:id="list68712815" text:style-name="L1">
        <text:list-item>
          <text:p text:style-name="P1">ping: consente di verificare se la connessione al server è attiva;</text:p>
        </text:list-item>
        <text:list-item>
          <text:p text:style-name="P1">sharelist: fornisce una lista dei pripri files condivisi;</text:p>
        </text:list-item>
        <text:list-item>
          <text:p text:style-name="P1">exit: effettua la disconnessione dalla rete di file-sharing;</text:p>
        </text:list-item>
        <text:list-item>
          <text:p text:style-name="P1">search: effettua una ricerca;</text:p>
        </text:list-item>
        <text:list-item>
          <text:p text:style-name="P1">scancollection: forza la scansione della cartella dei files condivisi;</text:p>
        </text:list-item>
        <text:list-item>
          <text:p text:style-name="P1">scaninfo: riporta informazioni sull'ultima scansione automatica dei file condivisi.</text:p>
        </text:list-item>
      </text:list>
      <text:p text:style-name="Standard"/>
      <text:h text:style-name="Heading_20_2" text:outline-level="2">Classi e metodi di PARCMAN Project</text:h>
      <text:p text:style-name="Standard"/>
      <text:h text:style-name="Heading_20_2" text:outline-level="2">Interfacce dei servers</text:h>
      <text:p text:style-name="Standard"/>
      <text:h text:style-name="Heading_20_2" text:outline-level="2">Grafico delle classi e relative interazioni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08T11:43:21</meta:creation-date>
    <dc:date>2008-11-08T16:05:15</dc:date>
    <meta:editing-duration>PT04H06M35S</meta:editing-duration>
    <meta:editing-cycles>18</meta:editing-cycles>
    <meta:generator>OpenOffice.org/3.0$Unix OpenOffice.org_project/300m9$Build-9358</meta:generator>
    <meta:document-statistic meta:table-count="0" meta:image-count="0" meta:object-count="0" meta:page-count="1" meta:paragraph-count="17" meta:word-count="234" meta:character-count="1512"/>
    <meta:user-defined meta:name="Info 1"/>
    <meta:user-defined meta:name="Info 2"/>
    <meta:user-defined meta:name="Info 3"/>
    <meta:user-defined meta:name="Info 4"/>
  </office:meta>
</office:document-meta>
</file>